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1">
  <office:scripts/>
  <office:font-face-decls>
    <style:font-face style:name="Times" svg:font-family="Times, 'Times New Roman'"/>
    <style:font-face style:name="Arial1" svg:font-family="Arial" style:font-family-generic="swiss"/>
    <style:font-face style:name="Helvetica" svg:font-family="Helvetica"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background-color="#83caff"/>
    </style:style>
    <style:style style:name="ce2" style:family="table-cell" style:parent-style-name="Default">
      <style:table-cell-properties fo:background-color="transparent"/>
    </style:style>
    <style:style style:name="ce3"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4" style:family="table-cell" style:parent-style-name="Default">
      <style:table-cell-properties fo:background-color="transparent"/>
      <style:text-properties style:font-name="Arial" fo:font-size="10pt" style:font-name-asian="Helvetica" style:font-size-asian="10pt" style:font-name-complex="Helvetica" style:font-size-complex="10pt"/>
    </style:style>
    <style:style style:name="ce5"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de</text:p>
          </table:table-cell>
          <table:table-cell office:value-type="string">
            <text:p>Beinhalte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de</text:p>
          </table:table-cell>
          <table:table-cell office:value-type="string">
            <text:p>Beinhaltet nich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de</text:p>
          </table:table-cell>
          <table:table-cell office:value-type="string">
            <text:p>Beginn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de</text:p>
          </table:table-cell>
          <table:table-cell office:value-type="string">
            <text:p>Endet mit</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de</text:p>
          </table:table-cell>
          <table:table-cell office:value-type="string">
            <text:p>Nicht einfügen~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de</text:p>
          </table:table-cell>
          <table:table-cell office:value-type="string">
            <text:p>Aktiviere ~natürliche Sortierung</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de</text:p>
          </table:table-cell>
          <table:table-cell office:value-type="string">
            <text:p>Speicher ~Graphik...</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de</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de</text:p>
          </table:table-cell>
          <table:table-cell office:value-type="string">
            <text:p>Aktiviere natürliche Sortierung</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de</text:p>
          </table:table-cell>
          <table:table-cell office:value-type="string">
            <text:p>\&lt;ahelp hid=\"SC:CHECKBOX:RID_SCPAGE_SORT_OPTIONS:BTN_NATURALSORT\"\&gt;Die natürliche Sortierung ist ein Sortieralgorithms, der Zahlen mit vorangestellter Zeichenkette anhand des numerischen Wertes des Zahlenteils sortiert anstatt nach der üblichen Art der Sortierung als Zeichenkette.\&lt;/ahelp\&gt; Nehmen wir beispielsweise an, dass wir die Folge A1, A2, A3, A4, A5, A6, ..., A19, A20, A21 haben. Wenn man diese Werte in eine Reihe von Zellen einträgt und sie sortiert, erhält man A1, A11, A12, A13, ..., A19, A2, A20, A21, A3, A4, A5, ..., A9. Da dieses Sortierverhalten keinen Sinn macht, wenn man das verwendete Sortierverfahen nicht kennt, werden die meisten dies als total bizarr oder gänzlich ungewöhnlich ansehen. Wird die natürliche Sortierung bei Werten wie im genannten Beispiel angewendet, erhält man eine "richtige" also generell eine zweckmäßigiere Sortierung.</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de</text:p>
          </table:table-cell>
          <table:table-cell office:value-type="string">
            <text:p>Zubehö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de</text:p>
          </table:table-cell>
          <table:table-cell office:value-type="string">
            <text:p>Nützliches %PRODUCTNAME Zubehör inclusive verschiederer Bilder, Vorlagen, ausgewählter Dokumente und Schrif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de</text:p>
          </table:table-cell>
          <table:table-cell office:value-type="string">
            <text:p>Die %PRODUCTNAME Gallery umfasst mehr als 2900 Elemente thematisch geordne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Vorla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de</text:p>
          </table:table-cell>
          <table:table-cell office:value-type="string">
            <text:p>Erstelle in kürzester Zeit perfekte Dokumente mit Dokumentvorla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Dokumente</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de</text:p>
          </table:table-cell>
          <table:table-cell office:value-type="string">
            <text:p>Ausgewählte Lernmateriali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Dokumentati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de</text:p>
          </table:table-cell>
          <table:table-cell office:value-type="string">
            <text:p>%PRODUCTNAME Dokumentation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Werbu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de</text:p>
          </table:table-cell>
          <table:table-cell office:value-type="string">
            <text:p>%PRODUCTNAME Werbemateri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Schrift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de</text:p>
          </table:table-cell>
          <table:table-cell office:value-type="string">
            <text:p>Zusätzliche Schriften für %PRODUCTNAME und andere Anwendungen.</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de</text:p>
          </table:table-cell>
          <table:table-cell office:value-type="string">
            <text:p>Unterstützung für SVG Import</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nwenderhandbuch</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de</text:p>
          </table:table-cell>
          <table:table-cell office:value-type="string">
            <text:p>Dieser Build wurde vom OxygenOffice Team in Zusammenarbeit mit der Community erstellt. <text:s/>Mitwirkende, siehe: http://www.openoffice.org/welcome/credits.html</text:p>
          </table:table-cell>
          <table:table-cell table:number-columns-repeated="3"/>
          <table:table-cell office:value-type="string">
            <text:p>20070218 23:00:20</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1" office:value-type="string">
            <text:p>Schwebene Kacheln</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ußerhalb </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Drehende Kreise</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2" office:value-type="string">
            <text:p>Drehende Helix</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1" office:value-type="string">
            <text:p>Hineindrehender Kubus</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bnahme</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Umkehren</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3" office:value-type="string">
            <text:p>Iris</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Ablehnung</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Umtausch</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4" office:value-type="string">
            <text:p>Jalousie 3D vertikal</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2" office:value-type="string">
            <text:p>Jalousie 3D horizontal</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Statisch</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table:style-name="ce2" office:value-type="string">
            <text:p>Feine Auflösung</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5"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de</text:p>
          </table:table-cell>
          <table:table-cell office:value-type="string">
            <text:p>Gitterlinien für aktulle Tabelle umschalten</text:p>
          </table:table-cell>
          <table:table-cell table:number-columns-repeated="3"/>
          <table:table-cell table:style-name="ce5"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de</text:p>
          </table:table-cell>
          <table:table-cell office:value-type="string">
            <text:p>Optimierungslös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de</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de</text:p>
          </table:table-cell>
          <table:table-cell office:value-type="string">
            <text:p>Ziel </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de</text:p>
          </table:table-cell>
          <table:table-cell office:value-type="string">
            <text:p>Ziel </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de</text:p>
          </table:table-cell>
          <table:table-cell office:value-type="string">
            <text:p>Maximier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de</text:p>
          </table:table-cell>
          <table:table-cell office:value-type="string">
            <text:p>Minimier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de</text:p>
          </table:table-cell>
          <table:table-cell office:value-type="string">
            <text:p>Durch Zellenänderun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de</text:p>
          </table:table-cell>
          <table:table-cell table:style-name="ce2" office:value-type="string">
            <text:p>Abhängig von den Beschränkung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de</text:p>
          </table:table-cell>
          <table:table-cell office:value-type="string">
            <text:p>Bedingun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de</text:p>
          </table:table-cell>
          <table:table-cell office:value-type="string">
            <text:p>Zellreferenz</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de</text:p>
          </table:table-cell>
          <table:table-cell office:value-type="string">
            <text:p>Bedingun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de</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de</text:p>
          </table:table-cell>
          <table:table-cell office:value-type="string">
            <text:p>Abbrech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de</text:p>
          </table:table-cell>
          <table:table-cell office:value-type="string">
            <text:p>Die Referenz und Bedingungen passen nicht zusamm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de</text:p>
          </table:table-cell>
          <table:table-cell office:value-type="string">
            <text:p>Hinzufüg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de</text:p>
          </table:table-cell>
          <table:table-cell office:value-type="string">
            <text:p>Änder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de</text:p>
          </table:table-cell>
          <table:table-cell office:value-type="string">
            <text:p>Lösch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de</text:p>
          </table:table-cell>
          <table:table-cell office:value-type="string">
            <text:p>Lös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de</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de</text:p>
          </table:table-cell>
          <table:table-cell office:value-type="string">
            <text:p>Option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de</text:p>
          </table:table-cell>
          <table:table-cell office:value-type="string">
            <text:p>Speicher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de</text:p>
          </table:table-cell>
          <table:table-cell office:value-type="string">
            <text:p>Lad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de</text:p>
          </table:table-cell>
          <table:table-cell office:value-type="string">
            <text:p>Schließ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de</text:p>
          </table:table-cell>
          <table:table-cell office:value-type="string">
            <text:p>Lösung kann nicht gefunden werd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de</text:p>
          </table:table-cell>
          <table:table-cell office:value-type="string">
            <text:p>Lösung gefund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de</text:p>
          </table:table-cell>
          <table:table-cell office:value-type="string">
            <text:p>Zellgeometrien differier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de</text:p>
          </table:table-cell>
          <table:table-cell office:value-type="string">
            <text:p>Maximum der Iterationen erreic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de</text:p>
          </table:table-cell>
          <table:table-cell table:style-name="ce2" office:value-type="string">
            <text:p>Standard Ausnahmeberei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de</text:p>
          </table:table-cell>
          <table:table-cell office:value-type="string">
            <text:p>Time-out Interatio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de</text:p>
          </table:table-cell>
          <table:table-cell office:value-type="string">
            <text:p>Ziel ist nicht gesetz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de</text:p>
          </table:table-cell>
          <table:table-cell office:value-type="string">
            <text:p>Option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de</text:p>
          </table:table-cell>
          <table:table-cell office:value-type="string">
            <text:p>Lineares Model angenommen</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de</text:p>
          </table:table-cell>
          <table:table-cell office:value-type="string">
            <text:p>Nur positve Werte erlaub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de</text:p>
          </table:table-cell>
          <table:table-cell office:value-type="string">
            <text:p>Nur ganzzahlige Werte erlaub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de</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de</text:p>
          </table:table-cell>
          <table:table-cell office:value-type="string">
            <text:p>Solver</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1">
  <office:font-face-decls>
    <style:font-face style:name="Times" svg:font-family="Times, 'Times New Roman'"/>
    <style:font-face style:name="Arial1" svg:font-family="Arial" style:font-family-generic="swiss"/>
    <style:font-face style:name="Helvetica" svg:font-family="Helvetica" style:font-family-generic="swiss"/>
    <style:font-face style:name="Arial" svg:font-family="Arial" style:font-family-generic="swiss" style:font-pitch="variable"/>
    <style:font-face style:name="DejaVuSans" svg:font-family="DejaVu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hu" number:country="HU">Ft</number:currency-symbol>
    </number:currency-style>
    <number:currency-style style:name="N108">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4-01">01.04.2008</text:date>, <text:time>05:30:25</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3.0_Beta$Unix OpenOffice.org_project/300m2$Build-9281</meta:generator>
    <meta:creation-date>2007-06-20T13:26:23</meta:creation-date>
    <dc:date>2008-04-01T04:24:10</dc:date>
    <meta:editing-cycles>39</meta:editing-cycles>
    <meta:editing-duration>PT25H12M38S</meta:editing-duration>
    <meta:document-statistic meta:table-count="1" meta:cell-count="1636" meta:object-count="0"/>
    <meta:user-defined meta:name="Info 1" meta:value-type="string"/>
    <meta:user-defined meta:name="Info 2" meta:value-type="string"/>
    <meta:user-defined meta:name="Info 3" meta:value-type="string"/>
    <meta:user-defined meta:name="Info 4" meta:value-type="string"/>
  </office:meta>
</office:document-meta>
</file>